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216d19"/>
    </style:style>
    <style:style style:name="P2" style:family="paragraph" style:parent-style-name="Standard">
      <style:text-properties fo:language="pt" fo:country="BR" officeooo:rsid="00216d19" officeooo:paragraph-rsid="00216d19" style:font-size-asian="10.5pt"/>
    </style:style>
    <style:style style:name="P3" style:family="paragraph" style:parent-style-name="Standard">
      <style:text-properties officeooo:paragraph-rsid="00216d19"/>
    </style:style>
    <style:style style:name="P4" style:family="paragraph" style:parent-style-name="Standard">
      <style:text-properties officeooo:paragraph-rsid="0026d7e4"/>
    </style:style>
    <style:style style:name="P5" style:family="paragraph" style:parent-style-name="Standard">
      <style:text-properties officeooo:rsid="00276527" officeooo:paragraph-rsid="00276527"/>
    </style:style>
    <style:style style:name="P6" style:family="paragraph" style:parent-style-name="Standard">
      <style:text-properties officeooo:rsid="0027c790" officeooo:paragraph-rsid="0027c790"/>
    </style:style>
    <style:style style:name="P7" style:family="paragraph" style:parent-style-name="Standard">
      <style:text-properties officeooo:rsid="00298c9e" officeooo:paragraph-rsid="00298c9e"/>
    </style:style>
    <style:style style:name="P8" style:family="paragraph" style:parent-style-name="Text_20_body">
      <style:text-properties fo:language="pt" fo:country="BR"/>
    </style:style>
    <style:style style:name="P9" style:family="paragraph" style:parent-style-name="Text_20_body">
      <style:text-properties fo:language="pt" fo:country="BR" officeooo:rsid="00140ef3" officeooo:paragraph-rsid="00140ef3"/>
    </style:style>
    <style:style style:name="P10" style:family="paragraph" style:parent-style-name="Text_20_body">
      <style:text-properties fo:language="pt" fo:country="BR" officeooo:rsid="0015ade3" officeooo:paragraph-rsid="0015ade3"/>
    </style:style>
    <style:style style:name="P11" style:family="paragraph" style:parent-style-name="Text_20_body">
      <style:text-properties fo:language="pt" fo:country="BR" officeooo:rsid="00216d19" officeooo:paragraph-rsid="001267a5"/>
    </style:style>
    <style:style style:name="P12" style:family="paragraph" style:parent-style-name="Text_20_body">
      <style:text-properties fo:language="pt" fo:country="BR" officeooo:rsid="0018849f" officeooo:paragraph-rsid="0018849f"/>
    </style:style>
    <style:style style:name="P13" style:family="paragraph" style:parent-style-name="Text_20_body">
      <style:text-properties fo:language="pt" fo:country="BR" officeooo:rsid="002650ff" officeooo:paragraph-rsid="002650ff"/>
    </style:style>
    <style:style style:name="P14" style:family="paragraph" style:parent-style-name="Text_20_body">
      <style:text-properties officeooo:rsid="0017e22d" officeooo:paragraph-rsid="0018849f"/>
    </style:style>
    <style:style style:name="P15" style:family="paragraph" style:parent-style-name="Text_20_body">
      <style:text-properties officeooo:rsid="0020e3a3" officeooo:paragraph-rsid="0020e3a3"/>
    </style:style>
    <style:style style:name="P16" style:family="paragraph" style:parent-style-name="Text_20_body">
      <style:text-properties officeooo:paragraph-rsid="00226a02"/>
    </style:style>
    <style:style style:name="P17" style:family="paragraph" style:parent-style-name="Text_20_body">
      <style:text-properties officeooo:paragraph-rsid="003084d9"/>
    </style:style>
    <style:style style:name="P18" style:family="paragraph" style:parent-style-name="Text_20_body">
      <style:text-properties officeooo:rsid="0034b1d8" officeooo:paragraph-rsid="0034b1d8"/>
    </style:style>
    <style:style style:name="P19" style:family="paragraph" style:parent-style-name="Text_20_body">
      <style:text-properties officeooo:rsid="0039a92a" officeooo:paragraph-rsid="0039a92a"/>
    </style:style>
    <style:style style:name="P20" style:family="paragraph" style:parent-style-name="Text_20_body">
      <style:text-properties officeooo:paragraph-rsid="003b8021"/>
    </style:style>
    <style:style style:name="P21" style:family="paragraph" style:parent-style-name="Text_20_body">
      <style:text-properties officeooo:rsid="003ceee1" officeooo:paragraph-rsid="003ceee1"/>
    </style:style>
    <style:style style:name="P22" style:family="paragraph" style:parent-style-name="Text_20_body">
      <style:text-properties officeooo:rsid="003d9bf3" officeooo:paragraph-rsid="003d9bf3"/>
    </style:style>
    <style:style style:name="P23" style:family="paragraph" style:parent-style-name="Text_20_body">
      <style:text-properties officeooo:rsid="003f91ed" officeooo:paragraph-rsid="003f91ed"/>
    </style:style>
    <style:style style:name="P24" style:family="paragraph" style:parent-style-name="Text_20_body">
      <style:text-properties officeooo:rsid="00412010" officeooo:paragraph-rsid="00412010"/>
    </style:style>
    <style:style style:name="P25" style:family="paragraph" style:parent-style-name="Text_20_body">
      <style:text-properties officeooo:rsid="00437e2b" officeooo:paragraph-rsid="00437e2b"/>
    </style:style>
    <style:style style:name="T1" style:family="text">
      <style:text-properties officeooo:rsid="00111832"/>
    </style:style>
    <style:style style:name="T2" style:family="text">
      <style:text-properties officeooo:rsid="00111a0b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178c03"/>
    </style:style>
    <style:style style:name="T5" style:family="text">
      <style:text-properties fo:language="pt" fo:country="BR" officeooo:rsid="0017e22d"/>
    </style:style>
    <style:style style:name="T6" style:family="text">
      <style:text-properties fo:language="pt" fo:country="BR" officeooo:rsid="0018849f"/>
    </style:style>
    <style:style style:name="T7" style:family="text">
      <style:text-properties fo:language="pt" fo:country="BR" officeooo:rsid="001c3e94"/>
    </style:style>
    <style:style style:name="T8" style:family="text">
      <style:text-properties fo:language="pt" fo:country="BR" officeooo:rsid="0020e3a3" style:font-size-asian="10.5pt"/>
    </style:style>
    <style:style style:name="T9" style:family="text">
      <style:text-properties fo:language="pt" fo:country="BR" officeooo:rsid="00216d19" style:font-size-asian="10.5pt"/>
    </style:style>
    <style:style style:name="T10" style:family="text">
      <style:text-properties fo:language="pt" fo:country="BR" officeooo:rsid="00226a02"/>
    </style:style>
    <style:style style:name="T11" style:family="text">
      <style:text-properties fo:language="pt" fo:country="BR" officeooo:rsid="00237a59"/>
    </style:style>
    <style:style style:name="T12" style:family="text">
      <style:text-properties fo:language="pt" fo:country="BR" officeooo:rsid="00247975"/>
    </style:style>
    <style:style style:name="T13" style:family="text">
      <style:text-properties fo:language="pt" fo:country="BR" officeooo:rsid="002650ff"/>
    </style:style>
    <style:style style:name="T14" style:family="text">
      <style:text-properties fo:language="pt" fo:country="BR" officeooo:rsid="0026d7e4"/>
    </style:style>
    <style:style style:name="T15" style:family="text">
      <style:text-properties officeooo:rsid="0014f8fc"/>
    </style:style>
    <style:style style:name="T16" style:family="text">
      <style:text-properties officeooo:rsid="0015ade3"/>
    </style:style>
    <style:style style:name="T17" style:family="text">
      <style:text-properties officeooo:rsid="00216d19" style:font-size-asian="10.5pt"/>
    </style:style>
    <style:style style:name="T18" style:family="text">
      <style:text-properties officeooo:rsid="003084d9"/>
    </style:style>
    <style:style style:name="T19" style:family="text">
      <style:text-properties officeooo:rsid="0030a7b4"/>
    </style:style>
    <style:style style:name="T20" style:family="text">
      <style:text-properties officeooo:rsid="003245e7"/>
    </style:style>
    <style:style style:name="T21" style:family="text">
      <style:text-properties officeooo:rsid="003b8021"/>
    </style:style>
    <style:style style:name="T22" style:family="text">
      <style:text-properties officeooo:rsid="003f91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ção</text:h>
      <text:p text:style-name="Text_20_body"/>
      <text:p text:style-name="P15">Problema :</text:p>
      <text:p text:style-name="P3"><text:span text:style-name="T8">Com uma demanda de energia sempre crescente nosso mundo, o problema de economia de energia é colocado no centro das preocupações. O conceito de négaWatt se base sobre a ideá que é mais barato economizar energia do que comprar-lho. </text:span><text:span text:style-name="T9">E </text:span><text:bookmark text:name="noHighlight_0.29882006007206563"/><text:span text:style-name="T17">um campo cujo desperdício de energia continua a ser importante é o edifício</text:span><text:span text:style-name="T9">.</text:span></text:p>
      <text:p text:style-name="P2"/>
      <text:p text:style-name="P1"><text:span text:style-name="T17">Por conseguinte, as investigações na </text:span>área <text:span text:style-name="T2">do desempenho energético</text:span> dos <text:span text:style-name="T1">edifícios cresceu muito recentemente; uma acção prioritária que as sociedades deve ter em mente é a redução do consumo de energia dos novos edifícios, também como a renovação dos antigos.</text:span></text:p>
      <text:p text:style-name="P11">A propósito, a legislação sobre o desempenho energético dos edifícios é sempre mas exigente, especificamente nos países europeus com a directiva 2002/91/CE limitando o consumo de energia dos edifícios.</text:p>
      <text:p text:style-name="P9">Para o design desses edifícios, é necessári<text:span text:style-name="T16">o</text:span> a computação dos termos chamados “Heat Load” e “Cooling Load” (que pode ser traduzido pelo “carga de aquecimento” e “carga de arrefecimento” respetivamente). <text:span text:style-name="T15">Eles</text:span> são diretamente ligados <text:span text:style-name="T15">à</text:span> especificaç<text:span text:style-name="T15">ão</text:span> dos equipamentos responsáveis para <text:span text:style-name="T15">manter uma temperatura confortável, e então ao consumo energético. Esses coeficientes são ligados as características geométricas dos edifícios, como também ao clima local e ao uso dele (industrial, casal …).</text:span></text:p>
      <text:p text:style-name="P10">Existem muitos diferentes software de simulação que são eficientes para prever o consumo energético dos edifícios em projeto com uma precisão aceitável. Eles resolvam as equações diferencias da termodinâmica aplicada a uma geometria particular. No enquanto, essas simulações podem demorar muito tempo, sem mencionar que quando um parâmetro é mudado, a simulação deve ser reinicializada desde ao início.</text:p>
      <text:p text:style-name="Text_20_body"><text:span text:style-name="T4">Desse fato, um interesso crescente sobre o uso das técnicas de aprendizado de máquinas nasci. A ideá é a seguinte: suponho que você tem um banco de dados recente com as características e cargas de um grande número de edifícios, o uso de estatísticas e aprendizado de máquinas pode reduzir o tempo de </text:span><text:span text:style-name="T5">computação</text:span><text:span text:style-name="T4"> </text:span><text:span text:style-name="T5">e facilitar o experimento de diversos parâmetros. Nos podemos pensar até criar um banco de dados com os diferentes resultados de simulação, e depois prever o desempenho energético de um novo edifício com interpolação dos resultados que nos já temos.</text:span></text:p>
      <text:p text:style-name="P16"><text:span text:style-name="T5">Is</text:span><text:span text:style-name="T10">t</text:span><text:span text:style-name="T5">o </text:span><text:span text:style-name="T10">foi</text:span><text:span text:style-name="T5"> a ideá </text:span><text:span text:style-name="T6">do engenheiro civil Angeliki Xifara </text:span><text:span text:style-name="T11">e do </text:span><text:span text:style-name="T12">matemático</text:span><text:span text:style-name="T11"> </text:span><text:span text:style-name="T6">Athanasios Tsanas da universidade de Oxford. </text:span><text:span text:style-name="T11">U</text:span><text:span text:style-name="T6">sando o software Ecotect</text:span><text:span text:style-name="T11">, um conjunto de dado foi criado da </text:span><text:span text:style-name="T6">simula</text:span><text:span text:style-name="T11">ção</text:span><text:span text:style-name="T6"> </text:span><text:span text:style-name="T11">d</text:span><text:span text:style-name="T6">o desempenho energético </text:span><text:span text:style-name="T11">para </text:span><text:span text:style-name="T6">768 geometrias de edifícios, assumindo uma localização em </text:span><text:span text:style-name="T7">Atena</text:span><text:span text:style-name="T6">, Grécia e um uso residencial com sete pessoas.</text:span></text:p>
      <text:p text:style-name="P14"><text:span text:style-name="T6">Nos vamos estudar esse banco de dados. Para ter mais informações sobre as hipóteses de simulação, deve-se referir </text:span><text:span text:style-name="T13">o</text:span><text:span text:style-name="T6"> papel </text:span><text:span text:style-name="T13">deles</text:span><text:span text:style-name="T6">.</text:span></text:p>
      <text:p text:style-name="P12"/>
      <text:h text:style-name="Heading_20_1" text:outline-level="1"><text:span text:style-name="T6">D</text:span><text:span text:style-name="T3">escrição dos dados</text:span></text:h>
      <text:p text:style-name="P8"/>
      <text:p text:style-name="P13">O dataset é tirado do web-site UCI – Machine Learning Repository.</text:p>
      <text:p text:style-name="P13"/>
      <text:p text:style-name="P4"><text:bookmark text:name="noHighlight_0.7501092334565201"/><text:soft-page-break/><text:span text:style-name="T14">Olhando para a valor media das variáveis na figura, nos podemos observar uma diferencia de escala entre as variaveis. </text:span><text:bookmark text:name="noHighlight_0.2426569681033195"/>Na verdade, a maioria dessas variáveis não têm a mesma unidade:</text:p>
      <text:p text:style-name="P5">Em metros quadrados</text:p>
      <text:p text:style-name="P5"/>
      <text:p text:style-name="P6">Quando nos vamos comparar essas variáveis entre elas, nos vamos ter que padronizar elas. O escolho da métrica de Z-score foi feito, mesmo que a padronização min-max podia ser feita devido ao fato que a amostra não tem outliers como nos vamos ver em seguinte.</text:p>
      <text:p text:style-name="P7">Ela é legal, embora que pudesse </text:p>
      <text:p text:style-name="P7"/>
      <text:h text:style-name="Heading_20_1" text:outline-level="1">Detecção de outliers</text:h>
      <text:p text:style-name="Text_20_body"/>
      <text:p text:style-name="Standard"><text:bookmark text:name="noHighlight_0.33418974740132656"/>Como um lembrete, <text:span text:style-name="T18">o gráfico das</text:span> média<text:span text:style-name="T18">s ordenadas</text:span> é obtida pela fórmula:</text:p>
      <text:p text:style-name="Standard"/>
      <text:p text:style-name="P17"><text:span text:style-name="T18">Podemos considerar que não há nenhum registro aberrantes, porque nenhum é fortemente afastado dos outros (seja com a medida euclideana ou a medida Mahalanobis). </text:span><text:bookmark text:name="noHighlight_0.7063721131903605"/>Além disso, não é surpreendente <text:span text:style-name="T19">porque as variáveis de entradas foram selecionadas pelo engenheiro que fiz as simulações, então ele escolheu uma faixa responsável para cada um delas.</text:span></text:p>
      <text:p text:style-name="Text_20_body">É importante de notar que a distancia de Mahalanobis é adequada para medir a separação entre <text:span text:style-name="T20">um</text:span> conjunto de dados gerado pela distribuição normal multivariada.</text:p>
      <text:p text:style-name="Text_20_body">No enquanto, nesse conjunto de dado, as distribuições não parecem a ela como <text:span text:style-name="T20">nos vamos ver</text:span> nos <text:span text:style-name="T20">histogramas seguintes</text:span>.</text:p>
      <text:p text:style-name="Text_20_body"/>
      <text:h text:style-name="Heading_20_1" text:outline-level="1">Distribuições</text:h>
      <text:p text:style-name="P18">Podemos então confirmar que as variáveis de saídas são parecidas. No estudo futuro de regressão, será interessante de somente considerar um delas no primeiro lugar.</text:p>
      <text:p text:style-name="P18">Uma outra coisa que deve ser apontada é a forma multimodal das variáveis de saída. Nos podemos já ter em mente que uma regressão linear não vai dar certo.</text:p>
      <text:p text:style-name="P18"/>
      <text:p text:style-name="P19">Parece que as variáveis X1 e X2 são bem correlacionadas, e que a variável X5 não da muito mais</text:p>
      <text:p text:style-name="P19">informações de que as outras. Isto é comprovado com a matriz de correlação.</text:p>
      <text:p text:style-name="P19"/>
      <text:p text:style-name="P20"><text:span text:style-name="T21">Efetivamente, as variáveis X1 (Relative Compactness) e X2 (Surface Area) são </text:span><text:bookmark text:name="ouHighlight__0_8TO0_11"/>inversamente<text:bookmark text:name="noHighlight_0.7040258651939723"/> <text:bookmark text:name="ouHighlight__10_21TO13_24"/>proporcional <text:span text:style-name="T21">com um coeficiente de correlação igual a -1. Olhando no papel dos autores, nos podemos encontrar a explicação desse resultado: nos valores escolhidos para as simulações, eles fizeram a </text:span><text:bookmark text:name="noHighlight_0.7817759266808431"/>hipótese <text:span text:style-name="T21">de um volume total dos edifícios constantes. Isto acarreta num relação analítica que liga X1 com X2.</text:span></text:p>
      <text:p text:style-name="P21">Nos podemos observar também que X4 (Roof Area) é bem correlacionado com X5 (Overall Height), provavelmente devido da mesma hipótese.</text:p>
      <text:p text:style-name="P21">Finalmente, as duas variáveis de saída y1 e y2 são fortemente correlacionadas.</text:p>
      <text:p text:style-name="P21"/>
      <text:h text:style-name="Heading_20_1" text:outline-level="1"><text:soft-page-break/><text:s/>Discussão</text:h>
      <text:p text:style-name="P22">Nos fizemos a analisa de um conjunto de dados com pouco variáveis, que já estava bem condicionada (sem valores ausentes nem outliers). No enquanto, nos vimos que as distribuições não são trívias.</text:p>
      <text:p text:style-name="P22">A próxima etapa do projeto vai ser de encontrar um modelo capaz de prever as variáveis y1 (Heat Load) e y2 (Cooling Load) em função das variáveis geométricas dos edifícios. E nos já apontamos que uma regressão linear não parece ser um bom escolho de modelo <text:span text:style-name="T22">por causa dessas distribuições foram do comum.</text:span></text:p>
      <text:p text:style-name="P23">Nos podemos também comentar o fato de que o website UCI colocou esse dataset na categoria de exercícios de classificação: deve ser simplesmente considerado do ponto de vista de classificação energética dos edifícios.</text:p>
      <text:p text:style-name="P24">A figura monstra a classificação oficial na Europa.</text:p>
      <text:p text:style-name="P24"/>
      <text:p text:style-name="P25">Mail</text:p>
      <text:p text:style-name="P25"/>
      <text:p text:style-name="P25">Boa tarde,</text:p>
      <text:p text:style-name="P25"/>
      <text:p text:style-name="P25">Eu sou o aluno francese da inteligência computacional.</text:p>
      <text:p text:style-name="P25">Isto é o meu endereço de e-mail, eu queria que você me adiciona na lista da comunicação dos alunos dessa matéria, e também no drive para colocar o relatório.</text:p>
      <text:p text:style-name="P25"/>
      <text:p text:style-name="P25">Eu coloquei em anexo o meu relatório, e também perguntei a luciana do curso de colocar ele no drive (por segurança).</text:p>
      <text:p text:style-name="P25"/>
      <text:p text:style-name="P25">Cordialmente,</text:p>
      <text:p text:style-name="P25">Guillaume Jeusel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37:02.339427667</meta:creation-date>
    <meta:editing-duration>PT12H47M52S</meta:editing-duration>
    <meta:editing-cycles>19</meta:editing-cycles>
    <meta:generator>LibreOfficeDev/5.1.5.2$Linux_X86_64 LibreOffice_project/10m0$Build-2</meta:generator>
    <dc:date>2016-11-10T22:29:19.805065137</dc:date>
    <meta:document-statistic meta:table-count="0" meta:image-count="0" meta:object-count="0" meta:page-count="3" meta:paragraph-count="41" meta:word-count="997" meta:character-count="6228" meta:non-whitespace-character-count="5269"/>
  </office:meta>
</office:document-meta>
</file>